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179575738806581553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058760828531365014"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488468427868193215"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647912928427342001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631645271801469678"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01878569659789912" text:style-name="L6">
        <text:list-item>
          <text:list>
            <text:list-header>
              <text:p text:style-name="P197"><text:span text:style-name="T1">warm up:</text:span> 0.2 mile jog and rest 2 minutes</text:p>
              <text:p text:style-name="P197"><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4618247204432445328"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5046580357171217133"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4841132" text:continue-list="list4618247204432445328"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208607968027818587"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83359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856606"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4842736"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4828631"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856126"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133198106094147250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5910989977636879705"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632444543373774384"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856170" text:continue-numbering="true" text:style-name="L12">
        <text:list-item>
          <text:list>
            <text:list-header>
              <text:p text:style-name="P203">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711042561354434808"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38751080590182618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49567202870289588" text:style-name="L15">
        <text:list-item>
          <text:list>
            <text:list-header>
              <text:p text:style-name="P172">1.5 miles averaging about 9:40/mile and rest 1 min</text:p>
            </text:list-header>
          </text:list>
        </text:list-item>
      </text:list>
      <text:p text:style-name="P23">1 mile in 8:26 and rest 2 min</text:p>
      <text:list xml:id="list739220856732445201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298957513769943620"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838910"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5784617416778229281"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97198839716393727"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766032981746728319"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4858748" text:continue-list="list897198839716393727" text:style-name="L19">
        <text:list-item>
          <text:list>
            <text:list-header>
              <text:p text:style-name="P176">(Pace*HR)=1240</text:p>
            </text:list-header>
          </text:list>
        </text:list-item>
      </text:list>
      <text:list xml:id="list34835867" text:continue-list="list5784617416778229281" text:style-name="L18">
        <text:list-item>
          <text:list>
            <text:list-header>
              <text:p text:style-name="P175">2 miles at 10:46/mile Ave HR= 121 bpm and rest a few minutes</text:p>
            </text:list-header>
          </text:list>
        </text:list-item>
      </text:list>
      <text:list xml:id="list34857960" text:continue-list="list34858748"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4855986"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828660530745665098"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52972165594105286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403193286888096058"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6730812022707474995" text:style-name="L24">
        <text:list-item>
          <text:p text:style-name="P202">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125230816915720555"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244055272988181831"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4845902"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83605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813177092397696730"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21571918660294821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837899800571909099"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6752578018820653700"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5861916008336619857"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460112381482170582" text:style-name="L32">
        <text:list-item>
          <text:list>
            <text:list-header>
              <text:p text:style-name="P186">0.25 miles in 2:54</text:p>
              <text:p text:style-name="P186">1 mile in 9:21 going faster as I ran and ending at around 8:30 pace</text:p>
            </text:list-header>
          </text:list>
        </text:list-item>
      </text:list>
      <text:list xml:id="list2552117204512086868"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1705485816864631476"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10"/>
      <text:p text:style-name="P10">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text:soft-page-break/>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2">Splits: 8:33, 8:47, 8:50, 9:25, 8:08</text:span></text:p>
      <text:p text:style-name="P15"/>
      <text:list xml:id="list5996751982360846990" text:style-name="L35">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14"/>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21T14:59:09.66</dc:date>
    <dc:creator>James Lombardi</dc:creator>
    <meta:editing-duration>P21DT6H56M57S</meta:editing-duration>
    <meta:editing-cycles>1736</meta:editing-cycles>
    <meta:generator>OpenOffice/4.1.2$Win32 OpenOffice.org_project/412m3$Build-9782</meta:generator>
    <meta:document-statistic meta:table-count="0" meta:image-count="9" meta:object-count="0" meta:page-count="177" meta:paragraph-count="5081" meta:word-count="55185" meta:character-count="282846"/>
  </office:meta>
</office:document-meta>
</file>